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Preformatted_20_Text" style:list-style-name="L3"/>
    <style:style style:name="P4" style:family="paragraph" style:parent-style-name="Preformatted_20_Text">
      <style:text-properties style:language-complex="th" style:country-complex="TH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th" style:country-complex="TH"/>
    </style:style>
    <style:style style:name="fr1" style:family="graphic" style:parent-style-name="OLE">
      <style:graphic-properties style:vertical-pos="from-top" style:vertical-rel="paragraph" style:horizontal-pos="from-left" style:horizontal-rel="paragraph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otloader for E-block's Specification</text:p>
      <text:p text:style-name="Standard"/>
      <text:list text:style-name="L1">
        <text:list-item>
          <text:p text:style-name="P1">Load by using terminal Emulator send text file in HEX format</text:p>
        </text:list-item>
        <text:list-item>
          <text:p text:style-name="P1">Support Fusing bits ( Hows)</text:p>
        </text:list-item>
        <text:list-item>
          <text:p text:style-name="P1">Program EEPROM Data</text:p>
        </text:list-item>
        <text:list-item>
          <text:p text:style-name="P1">Resident in Bootloader area</text:p>
        </text:list-item>
        <text:list-item>
          <text:p text:style-name="P1">Enter boot mode “ Press two switched while reset”</text:p>
        </text:list-item>
        <text:list-item>
          <text:p text:style-name="P1">Check application ID before goto Application section</text:p>
        </text:list-item>
        <text:list-item>
          <text:p text:style-name="P1">Support XON/XOFF protocol</text:p>
          <text:p text:style-name="P1"/>
        </text:list-item>
      </text:list>
      <text:p text:style-name="Standard"/>
      <text:p text:style-name="Standard">Program Flow</text:p>
      <text:p text:style-name="Standard"><draw:frame draw:style-name="fr1" draw:name="Object1" text:anchor-type="paragraph" svg:x="-2cm" svg:y="0.402cm" svg:width="20.999cm" svg:height="14.261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Bootloader program Modification</text:h>
      <text:p text:style-name="Preformatted_20_Text"/>
      <text:p text:style-name="Preformatted_20_Text">1) Change the MCU in Makefile <text:s/>Ex <text:s/>MCU = atmega32 </text:p>
      <text:p text:style-name="Preformatted_20_Text"/>
      <text:p text:style-name="Preformatted_20_Text">2) Specify bootloader area by setting fuse bit and parameter in Makefile ( 1024 ,2048 Bytes). See</text:p>
      <text:p text:style-name="Preformatted_20_Text"><text:s text:c="2"/>datasheet and find "Boot Reset Adress" for <text:s text:c="2"/>"Boot Size" </text:p>
      <text:list text:style-name="L2">
        <text:list-header>
          <text:p text:style-name="P2"><text:span text:style-name="T1">Ex <text:s/>MT_BOOTLOADER_ADDRESS <text:s/>= <text:s text:c="2"/>3800 (=2*1C00) <text:s/>( For 1024 Bootloader size )</text:span></text:p>
        </text:list-header>
      </text:list>
      <text:p text:style-name="Preformatted_20_Text">Common pitfalls <text:s text:c="2"/>Value in table BOOTSZx is in Word <text:s/>You need to convert to bytes (multiply by 2) to use in Makefile</text:p>
      <text:p text:style-name="Preformatted_20_Text">ex. <text:s text:c="3"/>0x3800x 2 = <text:s/>0x7000 <text:s/>for ATMEGA32 2048 BLS</text:p>
      <text:p text:style-name="Preformatted_20_Text"/>
      <text:p text:style-name="Preformatted_20_Text"><text:s/>3) Select bootloader's size in main program <text:s/>Ex <text:s/>#define _B2048</text:p>
      <text:p text:style-name="Preformatted_20_Text"><text:s/>4) Move interrupt vector to <text:s/>BLS <text:s/>(Boot Loader Section) By setting <text:s/>GICR bit in main program</text:p>
      <text:p text:style-name="Preformatted_20_Text"><text:s text:c="3"/><text:tab/>GICR = _BV(IVCE); <text:line-break/><text:tab/>GICR = _BV(IVSEL); </text:p>
      <text:p text:style-name="Preformatted_20_Text"><text:tab/>**** move Interrupt Vectors to the Boot sector <text:s/>** WRITE 0 TO IVCE <text:s/>while setting IVSEL</text:p>
      <text:p text:style-name="Preformatted_20_Text"><text:s text:c="23"/>Use = <text:s/>Not | <text:s/>spend one day to solve this problem !!!<text:line-break/> </text:p>
      <text:p text:style-name="Preformatted_20_Text">5)Compile Bootloader </text:p>
      <text:p text:style-name="Preformatted_20_Text">Program bootloader in BLS <text:s/>(Boot Loader Section) <text:s/>Setting parameter in Makefile</text:p>
      <text:p text:style-name="Preformatted_20_Text"><text:s/>LDFLAG</text:p>
      <text:p text:style-name="Preformatted_20_Text"/>
      <text:p text:style-name="Preformatted_20_Text">6) Program Fuse bit <text:s/>to select bootloader's size <text:s/>BOOTSZ0, BOOTSZ1 <text:s/>and <text:s/>BOOTRST to Go to bootloader when pressing reset <text:s/>( Need to reprogram everytime when update bootloader firm ware</text:p>
      <text:p text:style-name="Preformatted_20_Text"/>
      <text:p text:style-name="Preformatted_20_Text">7) <text:s/>Set the lock bits to protect the bootloader from <text:s text:c="2"/>SPM-writes <text:s/></text:p>
      <text:p text:style-name="Preformatted_20_Text"/>
      <text:p text:style-name="Preformatted_20_Text"><text:s/></text:p>
      <text:p text:style-name="Preformatted_20_Text"/>
      <text:p text:style-name="Preformatted_20_Text"/>
      <text:h text:style-name="Heading_20_1" text:outline-level="1">Configurations</text:h>
      <text:p text:style-name="Preformatted_20_Text">Serial Terminal</text:p>
      <text:list text:style-name="L3">
        <text:list-item>
          <text:p text:style-name="P3">Set speed <text:s/>38400 <text:s/>Non-parity, 1 Stop bit, 8 Data bits and protocol to XON/XOFF <text:s/></text:p>
        </text:list-item>
        <text:list-item>
          <text:p text:style-name="P3">Set serial terminal not to append line feed at the end of lines for ASCII Receiving</text:p>
        </text:list-item>
        <text:list-item>
          <text:p text:style-name="P3">Disable send line end at line feed for ASCII sending</text:p>
        </text:list-item>
      </text:list>
      <text:p text:style-name="Preformatted_20_Text"/>
      <text:p text:style-name="Preformatted_20_Text">Technical Notes</text:p>
      <text:p text:style-name="Preformatted_20_Text"/>
      <text:p text:style-name="Preformatted_20_Text">Intel Hex Format </text:p>
      <text:p text:style-name="Preformatted_20_Text"/>
      <text:p text:style-name="Preformatted_20_Text"><text:s/>: <text:s text:c="7"/>10 <text:s/>7000 <text:s text:c="2"/>00 <text:s text:c="2"/>0C 94 2A 38 0C 94 45 38 0C 94 45 38 0C 94 45 38 <text:s text:c="2"/>27</text:p>
      <text:p text:style-name="Preformatted_20_Text"><text:s/>: <text:s text:c="7"/>04 <text:s/>0000 <text:s text:c="2"/>03 <text:s text:c="2"/>00 00 70 00 89</text:p>
      <text:p text:style-name="Preformatted_20_Text"><text:s/>: <text:s text:c="7"/>00 <text:s/>0000 <text:s text:c="2"/>01 <text:s text:c="88"/>FF</text:p>
      <text:p text:style-name="Preformatted_20_Text">(1) <text:s text:c="4"/>(2) <text:s text:c="2"/>(3) <text:s text:c="4"/>(4) <text:s text:c="3"/>----------------------- (5) --------------------------------- <text:s text:c="3"/>(6)</text:p>
      <text:p text:style-name="Preformatted_20_Text"/>
      <text:p text:style-name="Preformatted_20_Text">(1) Record Mark <text:s/>Always = <text:s/>':'</text:p>
      <text:p text:style-name="Preformatted_20_Text">(2) Record Length <text:s text:c="5"/>n <text:s/>Bytes</text:p>
      <text:p text:style-name="Preformatted_20_Text">(3) Offset Address to write </text:p>
      <text:p text:style-name="Preformatted_20_Text">(4) Record Type</text:p>
      <text:p text:style-name="Preformatted_20_Text"><text:s text:c="13"/>00 Data Record</text:p>
      <text:p text:style-name="Preformatted_20_Text"><text:s text:c="13"/>01 <text:span text:style-name="T2">End of File Record</text:span></text:p>
      <text:p text:style-name="P4"><text:s text:c="13"/>02 Extend Segment <text:s/>Address Record</text:p>
      <text:p text:style-name="P4"><text:s text:c="13"/>03 Start Segment Address Record</text:p>
      <text:p text:style-name="P4"><text:s text:c="13"/>04 Extended Linear Address Record</text:p>
      <text:p text:style-name="P4"><text:s text:c="13"/>05 Start Linear Address Record</text:p>
      <text:p text:style-name="P4">(5) <text:s/>Data <text:s text:c="2"/>n Bytes</text:p>
      <text:p text:style-name="P4">(6) Check <text:s/>SUM <text:s/>( SUM all Bytes include Check SUM <text:s/>= XX00)</text:p>
      <text:p text:style-name="P4"/>
      <text:p text:style-name="Preformatted_20_Text"/>
      <text:p text:style-name="Preformatted_20_Text">Issue</text:p>
      <text:p text:style-name="Preformatted_20_Text"><text:s text:c="4"/>- Cannot download big program </text:p>
      <text:p text:style-name="Preformatted_20_Text"><text:s text:c="4"/>- Cannot download high speed</text:p>
      <text:p text:style-name="Preformatted_20_Text"/>
      <text:p text:style-name="Preformatted_20_Text">Question </text:p>
      <text:p text:style-name="Preformatted_20_Text"/>
      <text:p text:style-name="Preformatted_20_Text">Can update bootloader <text:s/>via bootloader <text:s/>?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9-02-03T09:18:39</meta:creation-date>
    <dc:creator>wichai tos</dc:creator>
    <dc:date>2009-02-18T13:45:06</dc:date>
    <dc:language>en-US</dc:language>
    <meta:editing-cycles>17</meta:editing-cycles>
    <meta:editing-duration>PT19H10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2" meta:paragraph-count="55" meta:word-count="398" meta:character-count="26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2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id="id1" draw:layer="layout" svg:width="4.5cm" svg:height="2cm" svg:x="3cm" svg:y="1.5cm">
            <text:p text:style-name="P1">Press Reset</text:p>
            <text:p text:style-name="P1">ON/OFF</text:p>
          </draw:rect>
          <draw:custom-shape draw:style-name="gr2" draw:text-style-name="P1" draw:layer="layout" svg:width="5.5cm" svg:height="4.5cm" svg:x="2.5cm" svg:y="5cm">
            <text:p text:style-name="P1">Boot Mode</text:p>
            <text:p text:style-name="P1">(Switch Pressed)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rect draw:style-name="gr1" draw:text-style-name="P2" draw:id="id6" draw:layer="layout" svg:width="4.5cm" svg:height="2cm" svg:x="3cm" svg:y="25cm">
            <text:p text:style-name="P1">Run Application</text:p>
          </draw:rect>
          <draw:rect draw:style-name="gr1" draw:text-style-name="P2" draw:id="id3" draw:layer="layout" svg:width="5cm" svg:height="2cm" svg:x="2.5cm" svg:y="11cm">
            <text:p text:style-name="P1">Enter boot Mode</text:p>
            <text:p text:style-name="P1">Display LED 'b' </text:p>
          </draw:rect>
          <draw:custom-shape draw:style-name="gr2" draw:text-style-name="P1" draw:id="id7" draw:layer="layout" svg:width="5.5cm" svg:height="3.5cm" svg:x="12cm" svg:y="8.5cm">
            <text:p text:style-name="P1">Appl Installed</text:p>
            <text:p text:style-name="P1">(Check Flag)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rect draw:style-name="gr1" draw:text-style-name="P2" draw:id="id5" draw:layer="layout" svg:width="4.5cm" svg:height="2cm" svg:x="3cm" svg:y="21cm">
            <text:p text:style-name="P1">Download Code</text:p>
          </draw:rect>
          <draw:custom-shape draw:style-name="gr2" draw:text-style-name="P1" draw:id="id2" draw:layer="layout" svg:width="5.5cm" svg:height="4.5cm" svg:x="2.5cm" svg:y="5cm">
            <text:p text:style-name="P1">Boot Mode</text:p>
            <text:p text:style-name="P1">(Switch Pressed)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id="id4" draw:layer="layout" svg:width="5.5cm" svg:height="4.5cm" svg:x="2.5cm" svg:y="14.5cm">
            <text:p text:style-name="P1"/>
            <text:p text:style-name="P1">Wait for command</text:p>
            <text:p text:style-name="P1"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3" draw:text-style-name="P2" draw:layer="layout" svg:x1="5.25cm" svg:y1="3.5cm" svg:x2="5.249cm" svg:y2="5cm" draw:start-shape="id1" draw:start-glue-point="2" draw:end-shape="id2" draw:end-glue-point="4">
            <text:p text:style-name="P3"/>
          </draw:connector>
          <draw:connector draw:style-name="gr3" draw:text-style-name="P2" draw:id="id8" draw:layer="layout" svg:x1="5.249cm" svg:y1="9.5cm" svg:x2="5cm" svg:y2="11cm" draw:start-shape="id2" draw:start-glue-point="6" draw:end-shape="id3" draw:end-glue-point="0">
            <text:p text:style-name="P3"/>
          </draw:connector>
          <draw:connector draw:style-name="gr3" draw:text-style-name="P2" draw:layer="layout" svg:x1="5cm" svg:y1="13cm" svg:x2="5.25cm" svg:y2="14.5cm" draw:start-shape="id3" draw:start-glue-point="2" draw:end-shape="id4">
            <text:p text:style-name="P3"/>
          </draw:connector>
          <draw:connector draw:style-name="gr3" draw:text-style-name="P2" draw:layer="layout" svg:x1="5.249cm" svg:y1="19cm" svg:x2="5.25cm" svg:y2="21cm" draw:start-shape="id4" draw:start-glue-point="6" draw:end-shape="id5" draw:end-glue-point="0">
            <text:p text:style-name="P3"/>
          </draw:connector>
          <draw:connector draw:style-name="gr3" draw:text-style-name="P2" draw:id="id9" draw:layer="layout" svg:x1="5.25cm" svg:y1="23cm" svg:x2="5.25cm" svg:y2="25cm" draw:start-shape="id5" draw:start-glue-point="2" draw:end-shape="id6" draw:end-glue-point="0">
            <text:p text:style-name="P3"/>
          </draw:connector>
          <draw:connector draw:style-name="gr3" draw:text-style-name="P2" draw:layer="layout" svg:x1="8cm" svg:y1="7.249cm" svg:x2="14.749cm" svg:y2="8.5cm" draw:start-shape="id2" draw:start-glue-point="7" draw:end-shape="id7" draw:end-glue-point="4">
            <text:p text:style-name="P3"/>
          </draw:connector>
          <draw:connector draw:style-name="gr3" draw:text-style-name="P2" draw:layer="layout" svg:x1="12cm" svg:y1="10.249cm" svg:x2="5.124cm" svg:y2="10.251cm" draw:start-shape="id7" draw:start-glue-point="5" draw:end-shape="id8" draw:end-glue-point="0">
            <text:p text:style-name="P3"/>
          </draw:connector>
          <draw:connector draw:style-name="gr3" draw:text-style-name="P2" draw:layer="layout" draw:line-skew="6.612cm" svg:x1="14.749cm" svg:y1="12cm" svg:x2="5.25cm" svg:y2="24cm" draw:start-shape="id7" draw:start-glue-point="6" draw:end-shape="id9" draw:end-glue-point="0">
            <text:p text:style-name="P3"/>
          </draw:connector>
          <draw:frame draw:style-name="gr4" draw:text-style-name="P3" draw:layer="layout" svg:width="1.353cm" svg:height="0.963cm" svg:x="10.5cm" svg:y="6cm">
            <draw:text-box>
              <text:p text:style-name="P3">No</text:p>
            </draw:text-box>
          </draw:frame>
          <draw:frame draw:style-name="gr4" draw:text-style-name="P3" draw:layer="layout" svg:width="1.353cm" svg:height="0.963cm" svg:x="9.689cm" svg:y="9.037cm">
            <draw:text-box>
              <text:p text:style-name="P3">No</text:p>
            </draw:text-box>
          </draw:frame>
          <draw:frame draw:style-name="gr5" draw:text-style-name="P3" draw:layer="layout" svg:width="1.646cm" svg:height="0.963cm" svg:x="15cm" svg:y="12.537cm">
            <draw:text-box>
              <text:p text:style-name="P3">Yes</text:p>
            </draw:text-box>
          </draw:frame>
          <draw:frame draw:style-name="gr6" draw:text-style-name="P3" draw:layer="layout" svg:width="4.919cm" svg:height="0.963cm" svg:x="5.5cm" svg:y="19.5cm">
            <draw:text-box>
              <text:p text:style-name="P3">Boot command</text:p>
            </draw:text-box>
          </draw:frame>
          <draw:connector draw:style-name="gr3" draw:text-style-name="P2" draw:layer="layout" svg:x1="8cm" svg:y1="16.749cm" svg:x2="14.817cm" svg:y2="16.757cm" draw:start-shape="id4" draw:start-glue-point="7">
            <text:p text:style-name="P3"/>
          </draw:connector>
          <draw:frame draw:style-name="gr7" draw:text-style-name="P3" draw:layer="layout" svg:width="4.77cm" svg:height="0.963cm" svg:x="9.997cm" svg:y="15.5cm">
            <draw:text-box>
              <text:p text:style-name="P3">Run command</text:p>
            </draw:text-box>
          </draw:frame>
          <draw:connector draw:style-name="gr3" draw:text-style-name="P2" draw:layer="layout" svg:x1="2.5cm" svg:y1="16.749cm" svg:x2="4.704cm" svg:y2="13.699cm" draw:start-shape="id4" draw:start-glue-point="5">
            <text:p text:style-name="P3"/>
          </draw:connector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gsana New'" style:font-family-generic-asian="system" style:font-pitch-asian="variable" style:font-size-asian="24pt" style:language-asian="en" style:country-asian="US" style:font-family-complex="'Angsana New'" style:font-family-generic-complex="system" style:font-pitch-complex="variable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